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ardo" svg:font-family="Cardo, serif"/>
    <style:font-face style:name="Consolas" svg:font-family="Consolas, Menlo, Monaco, 'Lucida Console', 'Liberation Mono', 'DejaVu Sans Mono', 'Bitstream Vera Sans Mono', 'Courier New', monospace, sans-serif"/>
    <style:font-face style:name="Fira Sans" svg:font-family="'Fira Sans', sans-serif"/>
    <style:font-face style:name="Lohit Devanagari1" svg:font-family="'Lohit Devanagari'"/>
    <style:font-face style:name="Open Sans" svg:font-family="'Open Sans', sans-serif"/>
    <style:font-face style:name="SFMono-Regular" svg:font-family="SFMono-Regular, Menlo, Monaco, Consolas, 'Liberation Mono', 'Courier New', monospace"/>
    <style:font-face style:name="Time in romen" svg:font-family="'Time in romen'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7a51c" officeooo:paragraph-rsid="0007a51c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6pt" fo:font-weight="bold" officeooo:rsid="00087a72" officeooo:paragraph-rsid="00087a7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bold" officeooo:rsid="00087a72" officeooo:paragraph-rsid="00087a7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7a51c" officeooo:paragraph-rsid="0007a51c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87a72" officeooo:paragraph-rsid="00087a72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454545" style:font-name="Open Sans" fo:font-size="12pt" fo:letter-spacing="normal" fo:font-style="normal" fo:font-weight="normal" officeooo:rsid="0007a51c" officeooo:paragraph-rsid="0007a51c" style:font-size-asian="12pt" style:font-weight-asian="bold" style:font-size-complex="12pt" style:font-weight-complex="bold"/>
    </style:style>
    <style:style style:name="P7" style:family="paragraph" style:parent-style-name="Text_20_body">
      <style:text-properties officeooo:paragraph-rsid="0007a51c"/>
    </style:style>
    <style:style style:name="P8" style:family="paragraph" style:parent-style-name="Text_20_body">
      <style:text-properties officeooo:paragraph-rsid="0015acdd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normal" officeooo:rsid="0007a51c" officeooo:paragraph-rsid="0007a51c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normal" officeooo:paragraph-rsid="0008155a"/>
    </style:style>
    <style:style style:name="P12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normal" officeooo:rsid="000e3a29" officeooo:paragraph-rsid="000e3a29"/>
    </style:style>
    <style:style style:name="P13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normal" officeooo:rsid="000e3a29" officeooo:paragraph-rsid="000e3a29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bold" officeooo:rsid="000e3a29" officeooo:paragraph-rsid="000e3a29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bold" officeooo:rsid="000e3a29" officeooo:paragraph-rsid="0013b0b9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6pt" fo:letter-spacing="normal" fo:font-style="normal" fo:font-weight="bold" officeooo:rsid="000e3a29" officeooo:paragraph-rsid="000e3a29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45484d" style:font-name="Cardo" fo:font-size="12pt" fo:letter-spacing="normal" fo:font-style="normal" fo:font-weight="normal" officeooo:rsid="000e3a29" officeooo:paragraph-rsid="000e3a29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45484d" style:font-name="Cardo" fo:font-size="11pt" fo:letter-spacing="normal" fo:font-style="normal" fo:font-weight="normal" officeooo:rsid="000e3a29" officeooo:paragraph-rsid="000e3a29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45484d" style:font-name="Cardo" fo:font-size="11pt" fo:letter-spacing="normal" fo:font-style="normal" fo:font-weight="bold" officeooo:rsid="000e3a29" officeooo:paragraph-rsid="000e3a29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45484d" style:font-name="Cardo" fo:font-size="11pt" fo:letter-spacing="normal" fo:font-style="italic" fo:font-weight="normal" officeooo:rsid="00115f81" officeooo:paragraph-rsid="00115f81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42729" style:font-name="Arial" fo:font-size="11.25pt" fo:letter-spacing="normal" fo:font-style="normal" fo:font-weight="normal" officeooo:rsid="000e3a29" officeooo:paragraph-rsid="0013b0b9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42729" style:font-name="Arial" fo:font-size="11.25pt" fo:letter-spacing="normal" fo:font-style="normal" fo:font-weight="normal" officeooo:rsid="000e3a29" officeooo:paragraph-rsid="0015acd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42729" style:font-name="Arial" fo:font-size="12pt" fo:letter-spacing="normal" fo:font-style="normal" fo:font-weight="normal" officeooo:rsid="000e3a29" officeooo:paragraph-rsid="0013b0b9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officeooo:paragraph-rsid="0015acdd"/>
    </style:style>
    <style:style style:name="P25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size="12pt" fo:font-weight="normal" officeooo:paragraph-rsid="0007a51c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normal"/>
    </style:style>
    <style:style style:name="P27" style:family="paragraph" style:parent-style-name="Heading_20_2">
      <style:paragraph-properties fo:margin-left="0cm" fo:margin-right="0cm" fo:line-height="110%" fo:text-align="start" style:justify-single-word="false" fo:orphans="2" fo:widows="2" fo:text-indent="0cm" style:auto-text-indent="false"/>
      <style:text-properties officeooo:paragraph-rsid="0008155a"/>
    </style:style>
    <style:style style:name="P28" style:family="paragraph" style:parent-style-name="Heading_20_2">
      <style:paragraph-properties fo:margin-left="0cm" fo:margin-right="0cm" fo:line-height="110%" fo:text-align="start" style:justify-single-word="false" fo:orphans="2" fo:widows="2" fo:text-indent="0cm" style:auto-text-indent="false"/>
      <style:text-properties fo:font-weight="bold"/>
    </style:style>
    <style:style style:name="P29" style:family="paragraph" style:parent-style-name="Preformatted_20_Text">
      <style:paragraph-properties fo:margin-left="0cm" fo:margin-right="0cm" fo:line-height="110%" fo:text-align="start" style:justify-single-word="false" fo:orphans="2" fo:widows="2" fo:text-indent="0cm" style:auto-text-indent="false"/>
      <style:text-properties fo:font-weight="bold"/>
    </style:style>
    <style:style style:name="P30" style:family="paragraph" style:parent-style-name="Preformatted_20_Text">
      <style:paragraph-properties fo:margin-left="0cm" fo:margin-right="0cm" fo:line-height="110%" fo:text-align="start" style:justify-single-word="false" fo:orphans="2" fo:widows="2" fo:text-indent="0cm" style:auto-text-indent="false"/>
      <style:text-properties officeooo:paragraph-rsid="0015acdd"/>
    </style:style>
    <style:style style:name="P31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8f9fa"/>
    </style:style>
    <style:style style:name="P32" style:family="paragraph" style:parent-style-name="Heading_20_5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000000" style:font-name="Fira Sans" fo:font-size="12pt" fo:letter-spacing="normal" fo:font-style="normal" fo:font-weight="bold" officeooo:rsid="000e3a29" officeooo:paragraph-rsid="000e3a29" style:font-size-asian="12pt" style:font-weight-asian="bold" style:font-size-complex="12pt" style:font-weight-complex="bold"/>
    </style:style>
    <style:style style:name="P33" style:family="paragraph" style:parent-style-name="Heading_20_2">
      <style:text-properties fo:font-size="18pt" fo:font-weight="bold" officeooo:rsid="0007a51c" officeooo:paragraph-rsid="0007a51c" style:font-size-asian="18pt" style:font-weight-asian="bold" style:font-size-complex="18pt" style:font-weight-complex="bold"/>
    </style:style>
    <style:style style:name="P3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50%" fo:text-align="start" style:justify-single-word="false" fo:orphans="2" fo:widows="2" fo:background-color="#f8f9fa"/>
    </style:style>
    <style:style style:name="P35" style:family="paragraph" style:parent-style-name="Standard">
      <style:text-properties fo:font-size="24pt" fo:font-weight="bold" officeooo:rsid="0007a51c" officeooo:paragraph-rsid="0007a51c" style:font-size-asian="24pt" style:font-weight-asian="bold" style:font-size-complex="24pt" style:font-weight-complex="bold"/>
    </style:style>
    <style:style style:name="P36" style:family="paragraph" style:parent-style-name="Standard">
      <style:text-properties fo:font-variant="normal" fo:text-transform="none" fo:color="#454545" style:font-name="Open Sans" fo:font-size="24pt" fo:letter-spacing="normal" fo:font-style="normal" fo:font-weight="normal" officeooo:rsid="0007a51c" officeooo:paragraph-rsid="0007a51c" style:font-size-asian="24pt" style:font-weight-asian="bold" style:font-size-complex="24pt" style:font-weight-complex="bold"/>
    </style:style>
    <style:style style:name="P37" style:family="paragraph" style:parent-style-name="Standard">
      <style:text-properties fo:font-size="14pt" fo:font-weight="normal" officeooo:rsid="00087a72" officeooo:paragraph-rsid="0007a51c" style:font-size-asian="14pt" style:font-weight-asian="normal" style:font-size-complex="14pt" style:font-weight-complex="normal"/>
    </style:style>
    <style:style style:name="P38" style:family="paragraph" style:parent-style-name="Text_20_body">
      <style:text-properties fo:font-variant="normal" fo:text-transform="none" fo:color="#047aed" style:text-line-through-style="none" style:text-line-through-type="none" style:font-name="apple-system" fo:font-size="15pt" fo:letter-spacing="normal" fo:font-style="normal" style:text-underline-style="none" fo:font-weight="bold" officeooo:rsid="0007a51c" officeooo:paragraph-rsid="0007a51c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text-properties fo:font-variant="normal" fo:text-transform="none" fo:color="#2e3234" style:font-name="apple-system" fo:font-size="12pt" fo:letter-spacing="normal" fo:font-style="normal" fo:font-weight="normal"/>
    </style:style>
    <style:style style:name="P40" style:family="paragraph" style:parent-style-name="Text_20_body" style:list-style-name="L1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41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047aed" style:text-line-through-style="none" style:text-line-through-type="none" style:font-name="apple-system" fo:font-size="14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P42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1pt" fo:letter-spacing="normal" fo:font-style="normal" fo:font-weight="normal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1pt" fo:letter-spacing="normal" fo:font-style="normal" fo:font-weight="bold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1pt" fo:letter-spacing="normal" fo:font-style="normal" fo:font-weight="bold" officeooo:rsid="0007a51c" officeooo:paragraph-rsid="0007a51c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normal" officeooo:rsid="0008155a" officeooo:paragraph-rsid="0008155a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normal" officeooo:rsid="0007a51c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2e3234" style:font-name="apple-system" fo:font-size="12pt" fo:letter-spacing="normal" fo:font-style="normal" fo:font-weight="normal" officeooo:rsid="0008155a" officeooo:paragraph-rsid="0008155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45484d" style:font-name="Cardo" fo:font-size="11pt" fo:letter-spacing="normal" fo:font-style="normal" fo:font-weight="normal" officeooo:rsid="00115f81" officeooo:paragraph-rsid="000e3a29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45484d" style:font-name="Cardo" fo:font-size="11pt" fo:letter-spacing="normal" fo:font-style="normal" fo:font-weight="bold" officeooo:rsid="00115f81" officeooo:paragraph-rsid="000e3a29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Text_20_body">
      <style:paragraph-properties fo:margin-left="0cm" fo:margin-right="0cm" fo:line-height="110%" fo:text-align="start" style:justify-single-word="false" fo:orphans="2" fo:widows="2" fo:text-indent="0cm" style:auto-text-indent="false"/>
      <style:text-properties fo:font-variant="normal" fo:text-transform="none" fo:color="#66645c" style:font-name="monospace" fo:font-size="11.25pt" fo:letter-spacing="normal" fo:font-style="normal" fo:font-weight="normal" officeooo:rsid="000e3a29" officeooo:paragraph-rsid="00122850" style:font-size-asian="12pt" style:font-weight-asian="normal" style:font-size-complex="12pt" style:font-weight-complex="normal"/>
    </style:style>
    <style:style style:name="P5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50%" fo:text-align="start" style:justify-single-word="false" fo:orphans="2" fo:widows="2" fo:background-color="#f8f9fa"/>
      <style:text-properties fo:font-variant="normal" fo:text-transform="none" fo:color="#2e3234" style:font-name="apple-system" fo:letter-spacing="normal" fo:font-style="normal" fo:font-weight="bold" officeooo:rsid="0007a51c" officeooo:paragraph-rsid="0007a51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5f81" style:font-style-asian="normal" style:font-style-complex="normal"/>
    </style:style>
    <style:style style:name="T3" style:family="text">
      <style:text-properties fo:font-variant="normal" fo:text-transform="none" fo:color="#2e3234" style:font-name="apple-system" fo:letter-spacing="normal" fo:font-style="normal"/>
    </style:style>
    <style:style style:name="T4" style:family="text">
      <style:text-properties fo:font-variant="normal" fo:text-transform="none" fo:color="#2e3234" style:font-name="apple-system" fo:letter-spacing="normal" fo:font-style="normal" officeooo:rsid="0007a51c" style:font-weight-asian="normal" style:font-weight-complex="normal"/>
    </style:style>
    <style:style style:name="T5" style:family="text">
      <style:text-properties fo:font-variant="normal" fo:text-transform="none" fo:color="#2e3234" style:font-name="apple-system" fo:letter-spacing="normal" fo:font-style="normal" officeooo:rsid="000fdab0"/>
    </style:style>
    <style:style style:name="T6" style:family="text">
      <style:text-properties fo:font-variant="normal" fo:text-transform="none" fo:color="#2e3234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e3234" style:font-name="apple-system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e3234" style:font-name="apple-system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e3234" style:font-name="apple-system" fo:font-size="12pt" fo:letter-spacing="normal" fo:font-style="normal" fo:font-weight="normal" officeooo:rsid="0008155a" style:font-size-asian="12pt" style:font-size-complex="12pt"/>
    </style:style>
    <style:style style:name="T10" style:family="text">
      <style:text-properties fo:font-variant="normal" fo:text-transform="none" fo:color="#2e3234" style:font-name="apple-system" fo:font-size="12pt" fo:letter-spacing="normal" fo:font-style="normal" fo:font-weight="bold" officeooo:rsid="0007a51c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2e3234" style:font-name="apple-system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2e3234" style:font-name="apple-system" fo:font-size="13pt" fo:letter-spacing="normal" fo:font-style="normal" fo:font-weight="normal" style:font-size-asian="13pt" style:font-size-complex="13pt"/>
    </style:style>
    <style:style style:name="T13" style:family="text">
      <style:text-properties fo:font-variant="normal" fo:text-transform="none" fo:color="#2e3234" fo:letter-spacing="normal"/>
    </style:style>
    <style:style style:name="T14" style:family="text">
      <style:text-properties fo:font-variant="normal" fo:text-transform="none" fo:color="#047aed" style:text-line-through-style="none" style:text-line-through-type="none" style:font-name="apple-system" fo:font-size="12pt" fo:letter-spacing="normal" fo:font-style="normal" style:text-underline-style="none" fo:font-weight="bold" officeooo:rsid="0007a51c" style:text-blinking="false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047aed" style:text-line-through-style="none" style:text-line-through-type="none" style:font-name="apple-system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font-name="SFMono-Regular" fo:font-size="9.75pt" fo:letter-spacing="normal" fo:font-style="normal" fo:font-weight="normal" fo:background-color="#f8f9fa" loext:char-shading-value="0"/>
    </style:style>
    <style:style style:name="T17" style:family="text">
      <style:text-properties fo:font-variant="normal" fo:text-transform="none" fo:color="#000000" style:font-name="SFMono-Regular" fo:font-size="9.75pt" fo:letter-spacing="normal" fo:font-style="normal" fo:font-weight="normal" officeooo:rsid="0007a51c" fo:background-color="#f8f9fa" loext:char-shading-value="0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000000" style:font-name="SFMono-Regular" fo:font-size="9.7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000000" style:font-name="SFMono-Regular" fo:font-size="12pt" fo:letter-spacing="normal" fo:font-style="normal" fo:font-weight="normal" officeooo:rsid="0007a51c" fo:background-color="#f8f9fa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SFMono-Regular" fo:font-size="12pt" fo:letter-spacing="normal" fo:font-style="normal" fo:font-weight="normal" officeooo:rsid="00087a72" fo:background-color="#f8f9fa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SFMono-Regular" fo:font-size="12pt" fo:letter-spacing="normal" fo:font-style="normal" fo:font-weight="normal" fo:background-color="#f8f9fa" loext:char-shading-value="0" style:font-size-asian="12pt" style:font-size-complex="12pt"/>
    </style:style>
    <style:style style:name="T22" style:family="text">
      <style:text-properties fo:font-variant="normal" fo:text-transform="none" fo:color="#000000" style:font-name="SFMono-Regular" fo:font-size="12pt" fo:letter-spacing="normal" fo:font-style="normal" fo:font-weight="normal" officeooo:rsid="0007a51c" fo:background-color="#f8f9fa" loext:char-shading-value="0" style:font-size-asian="12pt" style:font-size-complex="12pt"/>
    </style:style>
    <style:style style:name="T23" style:family="text">
      <style:text-properties fo:font-variant="normal" fo:text-transform="none" fo:color="#000000" style:font-name="SFMono-Regular" fo:font-size="12pt" fo:letter-spacing="normal" fo:font-style="normal" fo:font-weight="normal" officeooo:rsid="00087a72" fo:background-color="#f8f9fa" loext:char-shading-value="0" style:font-size-asian="12pt" style:font-size-complex="12pt"/>
    </style:style>
    <style:style style:name="T24" style:family="text">
      <style:text-properties fo:font-variant="normal" fo:text-transform="none" fo:color="#000000" style:font-name="SFMono-Regular" fo:font-size="12pt" fo:letter-spacing="normal" fo:font-style="normal" fo:font-weight="normal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SFMono-Regular" fo:font-size="12pt" fo:letter-spacing="normal" fo:font-style="normal" fo:font-weight="normal" officeooo:rsid="0007a51c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SFMono-Regular" fo:font-size="12pt" fo:letter-spacing="normal" fo:font-style="normal" style:font-size-asian="12pt" style:font-weight-asian="bold" style:font-size-complex="12pt" style:font-weight-complex="bold" loext:padding="0cm" loext:border="none"/>
    </style:style>
    <style:style style:name="T27" style:family="text">
      <style:text-properties fo:font-variant="normal" fo:text-transform="none" fo:color="#000000" style:font-name="SFMono-Regular" fo:font-size="11pt" fo:letter-spacing="normal" fo:font-style="normal" fo:font-weight="normal" style:font-size-asian="11pt" style:font-size-complex="11pt" loext:padding="0cm" loext:border="none"/>
    </style:style>
    <style:style style:name="T28" style:family="text">
      <style:text-properties fo:font-variant="normal" fo:text-transform="none" fo:color="#454545" fo:font-size="24pt" fo:letter-spacing="normal" style:font-size-asian="24pt" style:font-size-complex="24pt"/>
    </style:style>
    <style:style style:name="T29" style:family="text">
      <style:text-properties fo:font-variant="normal" fo:text-transform="none" fo:color="#454545" style:font-name="Open Sans" fo:font-size="12.75pt" fo:letter-spacing="normal" fo:font-style="normal" style:font-size-asian="24pt" style:font-size-complex="24pt" loext:padding="0cm" loext:border="none"/>
    </style:style>
    <style:style style:name="T30" style:family="text">
      <style:text-properties fo:font-variant="normal" fo:text-transform="none" fo:color="#454545" style:font-name="Open Sans" fo:font-size="12.75pt" fo:letter-spacing="normal" fo:font-style="normal" fo:font-weight="normal" style:font-size-asian="24pt" style:font-size-complex="24pt"/>
    </style:style>
    <style:style style:name="T31" style:family="text">
      <style:text-properties fo:font-variant="normal" fo:text-transform="none" fo:color="#66645c" style:font-name="SFMono-Regular" fo:font-size="12pt" fo:letter-spacing="normal" fo:font-style="normal" fo:font-weight="normal" style:font-size-asian="12pt" style:font-size-complex="12pt" loext:padding="0cm" loext:border="none"/>
    </style:style>
    <style:style style:name="T32" style:family="text">
      <style:text-properties fo:font-variant="normal" fo:text-transform="none" fo:color="#66645c" style:font-name="monospace" fo:font-size="11.25pt" fo:letter-spacing="normal" fo:font-style="normal" fo:font-weight="normal" style:font-size-asian="12pt" style:font-size-complex="12pt" loext:padding="0cm" loext:border="none"/>
    </style:style>
    <style:style style:name="T33" style:family="text">
      <style:text-properties fo:font-variant="normal" fo:text-transform="none" fo:color="#0086b3" style:font-name="monospace" fo:font-size="11.25pt" fo:letter-spacing="normal" fo:font-style="normal" fo:font-weight="normal" style:font-size-asian="12pt" style:font-size-complex="12pt" loext:padding="0cm" loext:border="none"/>
    </style:style>
    <style:style style:name="T34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5" style:family="text">
      <style:text-properties fo:font-variant="normal" fo:text-transform="none" fo:color="#242729" style:font-name="Arial" fo:font-size="11.25pt" fo:letter-spacing="normal" fo:font-style="normal" fo:font-weight="normal" officeooo:rsid="0015acdd"/>
    </style:style>
    <style:style style:name="T36" style:family="text">
      <style:text-properties fo:font-variant="normal" fo:text-transform="none" fo:color="#242729" style:font-name="Arial" fo:font-size="11.25pt" fo:letter-spacing="normal" fo:font-style="normal" fo:font-weight="normal" officeooo:rsid="0015acdd" fo:background-color="transparent" loext:char-shading-value="0" loext:padding="0cm" loext:border="none"/>
    </style:style>
    <style:style style:name="T37" style:family="text">
      <style:text-properties fo:font-variant="normal" fo:text-transform="none" fo:color="#242729" style:font-name="Arial" fo:font-size="11.25pt" fo:letter-spacing="normal" fo:font-style="normal" fo:font-weight="normal" officeooo:rsid="0015acdd" style:font-style-asian="italic" style:font-style-complex="italic" loext:padding="0cm" loext:border="none"/>
    </style:style>
    <style:style style:name="T38" style:family="text">
      <style:text-properties fo:font-variant="normal" fo:text-transform="none" fo:color="#242729" style:font-name="Arial" fo:font-size="11.25pt" fo:letter-spacing="normal" fo:font-style="normal" fo:font-weight="bold" officeooo:rsid="0015acdd" style:font-weight-asian="bold" style:font-weight-complex="bold"/>
    </style:style>
    <style:style style:name="T39" style:family="text">
      <style:text-properties fo:font-variant="normal" fo:text-transform="none" fo:color="#242729" style:font-name="Arial" fo:font-size="11.25pt" fo:letter-spacing="normal" fo:font-style="normal" fo:font-weight="bold" officeooo:rsid="0015acdd" style:font-style-asian="italic" style:font-weight-asian="bold" style:font-style-complex="italic" style:font-weight-complex="bold" loext:padding="0cm" loext:border="none"/>
    </style:style>
    <style:style style:name="T40" style:family="text">
      <style:text-properties fo:font-variant="normal" fo:text-transform="none" fo:color="#242729" style:font-name="Arial" fo:font-size="12pt" fo:letter-spacing="normal" fo:font-style="normal" fo:font-weight="normal" officeooo:rsid="0015acdd" style:font-size-asian="12pt" style:font-size-complex="12pt" loext:padding="0cm" loext:border="none"/>
    </style:style>
    <style:style style:name="T41" style:family="text">
      <style:text-properties fo:font-variant="normal" fo:text-transform="none" fo:color="#242729" style:font-name="Consolas" fo:font-size="9.75pt" fo:letter-spacing="normal" fo:font-style="normal" fo:font-weight="normal" officeooo:rsid="0015acdd" fo:background-color="transparent" loext:char-shading-value="0" loext:padding="0cm" loext:border="none"/>
    </style:style>
    <style:style style:name="T42" style:family="text">
      <style:text-properties fo:font-variant="normal" fo:text-transform="none" fo:color="#242729" style:font-name="Consolas" fo:font-size="9.75pt" fo:letter-spacing="normal" fo:font-style="normal" fo:font-weight="bold" officeooo:rsid="0015acd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3" style:family="text">
      <style:text-properties fo:font-variant="normal" fo:text-transform="none" fo:color="#242729" style:font-name="Consolas" fo:font-size="9.75pt" fo:letter-spacing="normal" fo:font-style="normal" fo:font-weight="bold" officeooo:rsid="0015acdd" fo:background-color="transparent" loext:char-shading-value="0" style:font-weight-asian="bold" style:font-weight-complex="bold" loext:padding="0cm" loext:border="none"/>
    </style:style>
    <style:style style:name="T44" style:family="text">
      <style:text-properties fo:font-variant="normal" fo:text-transform="none" fo:color="#242729" style:font-name="Consolas" fo:font-size="9.75pt" fo:letter-spacing="normal" fo:font-style="italic" fo:font-weight="bold" officeooo:rsid="0015acdd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45" style:family="text">
      <style:text-properties fo:font-variant="normal" fo:text-transform="none" fo:color="#242729" style:font-name="Consolas" fo:font-size="12pt" fo:letter-spacing="normal" fo:font-style="normal" fo:font-weight="normal" officeooo:rsid="0015acdd" style:font-size-asian="12pt" style:font-weight-asian="bold" style:font-size-complex="12pt" style:font-weight-complex="bold" loext:padding="0cm" loext:border="none"/>
    </style:style>
    <style:style style:name="T46" style:family="text">
      <style:text-properties fo:font-variant="normal" fo:text-transform="none" fo:color="#242729" fo:font-size="9.75pt" fo:letter-spacing="normal" fo:font-style="normal" fo:font-weight="normal" officeooo:rsid="0015acd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font-size="12pt"/>
    </style:style>
    <style:style style:name="T49" style:family="text">
      <style:text-properties fo:font-size="12pt" officeooo:rsid="0015acdd"/>
    </style:style>
    <style:style style:name="T50" style:family="text">
      <style:text-properties fo:font-size="14pt" fo:font-weight="normal" officeooo:rsid="00087a72" style:font-size-asian="14pt" style:font-weight-asian="normal" style:font-size-complex="14pt" style:font-weight-complex="normal"/>
    </style:style>
    <style:style style:name="T51" style:family="text">
      <style:text-properties fo:font-size="14pt" fo:font-weight="normal" officeooo:rsid="001a6ab8" style:font-size-asian="14pt" style:font-weight-asian="normal" style:font-size-complex="14pt" style:font-weight-complex="normal"/>
    </style:style>
    <style:style style:name="T52" style:family="text">
      <style:text-properties officeooo:rsid="0008155a"/>
    </style:style>
    <style:style style:name="T53" style:family="text">
      <style:text-properties officeooo:rsid="0008155a" style:font-size-asian="11pt" style:font-weight-asian="normal" style:font-size-complex="11pt" style:font-weight-complex="normal"/>
    </style:style>
    <style:style style:name="T54" style:family="text">
      <style:text-properties fo:color="#66645c"/>
    </style:style>
    <style:style style:name="T55" style:family="text">
      <style:text-properties fo:color="#66645c" style:font-name="monospace" fo:font-size="11.25pt" fo:font-weight="normal"/>
    </style:style>
    <style:style style:name="T56" style:family="text">
      <style:text-properties fo:color="#66645c" style:font-name="monospace" fo:font-size="11.25pt" fo:font-weight="normal" style:font-weight-asian="normal" style:font-weight-complex="normal"/>
    </style:style>
    <style:style style:name="T57" style:family="text">
      <style:text-properties fo:color="#0086b3" style:font-name="monospace" fo:font-size="11.25pt" fo:font-weight="normal"/>
    </style:style>
    <style:style style:name="T58" style:family="text">
      <style:text-properties officeooo:rsid="00115f81"/>
    </style:style>
    <style:style style:name="T59" style:family="text">
      <style:text-properties officeooo:rsid="0013b0b9"/>
    </style:style>
    <style:style style:name="T60" style:family="text">
      <style:text-properties style:font-name="Consolas" fo:font-size="9.75pt" fo:font-style="italic" officeooo:rsid="0015acdd" style:font-style-asian="italic" style:font-style-complex="italic" loext:padding="0cm" loext:border="none"/>
    </style:style>
    <style:style style:name="T61" style:family="text">
      <style:text-properties style:font-name="Consolas" fo:font-size="12pt" fo:font-weight="bold" loext:padding="0cm" loext:border="none"/>
    </style:style>
    <style:style style:name="T62" style:family="text">
      <style:text-properties officeooo:rsid="0015acdd"/>
    </style:style>
    <style:style style:name="T63" style:family="text">
      <style:text-properties officeooo:rsid="001a6ab8"/>
    </style:style>
    <style:style style:name="T64" style:family="text">
      <style:text-properties officeooo:rsid="001ad5df"/>
    </style:style>
    <style:style style:name="T65" style:family="text">
      <style:text-properties style:font-name="FreeSans" fo:font-size="9.75pt" fo:font-style="italic" fo:font-weight="bold" officeooo:rsid="0015acdd" style:font-style-asian="italic" style:font-style-complex="italic" loext:padding="0cm" loext:border="none"/>
    </style:style>
    <style:style style:name="T66" style:family="text">
      <style:text-properties style:font-name="FreeSans" fo:font-size="9.75pt" fo:font-style="italic" officeooo:rsid="0015acdd" style:font-style-asian="italic" style:font-style-complex="italic" loext:padding="0cm" loext:border="none"/>
    </style:style>
    <style:style style:name="T67" style:family="text">
      <style:text-properties style:font-name="FreeSans" fo:font-size="12pt" fo:font-style="italic" fo:font-weight="bold" officeooo:rsid="0015acdd" style:font-style-asian="italic" style:font-style-complex="italic" loext:padding="0cm" loext:border="none"/>
    </style:style>
    <style:style style:name="T68" style:family="text">
      <style:text-properties style:font-name="FreeSans" fo:font-size="12pt" fo:font-style="italic" fo:font-weight="bold" officeooo:rsid="001df9f2" style:font-style-asian="italic" style:font-style-complex="italic" loext:padding="0cm" loext:border="none"/>
    </style:style>
    <style:style style:name="T69" style:family="text">
      <style:text-properties officeooo:rsid="001c09b2"/>
    </style:style>
    <style:style style:name="T70" style:family="text">
      <style:text-properties officeooo:rsid="001df9f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 text:c="23"/><text:span text:style-name="T47"><text:s text:c="2"/>Syslog server</text:span></text:p>
      <text:p text:style-name="P35"/>
      <text:p text:style-name="P1"><text:span text:style-name="Strong_20_Emphasis"><text:span text:style-name="T29">Syslog</text:span></text:span><text:span text:style-name="T28"> </text:span><text:span text:style-name="T30">is a way for network devices to send event messages to a logging server – usually known as a Syslog server.</text:span></text:p>
      <text:p text:style-name="P36"/>
      <text:p text:style-name="P6">The Syslog protocol is supported by a wide range of devices and can be used to log different types of events. For example, a router might send messages about users logging on to console sessions, while a web-server might log access-denied events.</text:p>
      <text:p text:style-name="P4"/>
      <text:p text:style-name="P2">Syslog <text:span text:style-name="T63">S</text:span>erver Details:-</text:p>
      <text:p text:style-name="P2"/>
      <text:p text:style-name="P1"><text:s/><text:span text:style-name="T50">Syslog server is deplo</text:span><text:span text:style-name="T51">y</text:span><text:span text:style-name="T50">ed in pune location with below details:</text:span></text:p>
      <text:p text:style-name="P37"/>
      <text:p text:style-name="P3">Server IP – *.*.*.*</text:p>
      <text:p text:style-name="P5">OS - CentOS Linux release 7.6.1810 (Core) </text:p>
      <text:p text:style-name="P5">HDD – 1 TB</text:p>
      <text:p text:style-name="P5">RAM – 24 GB</text:p>
      <text:h text:style-name="P33" text:outline-level="2"><text:bookmark text:name="syslog-server-installation"/><text:span text:style-name="T11">Syslog server installation</text:span><text:a xlink:type="simple" xlink:href="https://www.keycdn.com/support/configure-syslog-server#syslog-server-installation" text:style-name="Internet_20_link" text:visited-style-name="Visited_20_Internet_20_Link"><text:span text:style-name="T15">#</text:span></text:a></text:h>
      <text:p text:style-name="P38"/>
      <text:p text:style-name="P26">Update the packages list and install the latest version of rsyslog.</text:p>
      <text:list xml:id="list2159086945" text:style-name="L1">
        <text:list-header>
          <text:p text:style-name="P40"/>
        </text:list-header>
      </text:list>
      <text:p text:style-name="P7"><text:span text:style-name="Source_20_Text"><text:span text:style-name="T17"><text:s text:c="2"/></text:span></text:span><text:span text:style-name="Source_20_Text"><text:span text:style-name="T19"><text:s text:c="7"/>1. </text:span></text:span><text:span text:style-name="Source_20_Text"><text:span text:style-name="T20">yum </text:span></text:span><text:span text:style-name="Source_20_Text"><text:span text:style-name="T19"><text:s/>update -</text:span></text:span><text:span text:style-name="Source_20_Text"><text:span text:style-name="T20">y</text:span></text:span></text:p>
      <text:p text:style-name="P7"><text:span text:style-name="Source_20_Text"><text:span text:style-name="T19"><text:s text:c="8"/></text:span></text:span><text:span text:style-name="Source_20_Text"><text:span text:style-name="T22">2. </text:span></text:span><text:span text:style-name="Source_20_Text"><text:span text:style-name="T23">yum</text:span></text:span><text:span text:style-name="Source_20_Text"><text:span text:style-name="T21"> install rsyslog</text:span></text:span></text:p>
      <text:h text:style-name="P28" text:outline-level="2"><text:bookmark text:name="syslog-server-configuration1"/><text:span text:style-name="T11">Syslog server configuration</text:span><text:a xlink:type="simple" xlink:href="https://www.keycdn.com/support/configure-syslog-server#syslog-server-configuration" text:style-name="Internet_20_link" text:visited-style-name="Visited_20_Internet_20_Link"><text:span text:style-name="T15">#</text:span></text:a></text:h>
      <text:p text:style-name="P41"/>
      <text:p text:style-name="P26">Configure rsyslog to receive UDP logs and define a filter where you want to store the logs.</text:p>
      <text:p text:style-name="P26"/>
      <text:p text:style-name="P29"><text:span text:style-name="Source_20_Text"><text:span text:style-name="T26">vi /etc/rsyslog.conf</text:span></text:span></text:p>
      <text:p text:style-name="P29"><text:span text:style-name="Source_20_Text"><text:span text:style-name="T26"/></text:span></text:p>
      <text:p text:style-name="P51">Please find the below lines in mentioned file and uncomment same below</text:p>
      <text:p text:style-name="P42"># Provides TCP syslog reception</text:p>
      <text:p text:style-name="P42">#$ModLoad imtcp</text:p>
      <text:p text:style-name="P42">#$InputTCPServerRun 514</text:p>
      <text:p text:style-name="P43"><text:soft-page-break/>module(load="imudp") # needs to be done just once</text:p>
      <text:p text:style-name="P43">input(type="imudp" port="514")</text:p>
      <text:p text:style-name="P43">module(load="imtcp") # needs to be done just once</text:p>
      <text:p text:style-name="P43">input(type="imtcp" port="514")</text:p>
      <text:p text:style-name="P44"/>
      <text:p text:style-name="P44">####Use below templete to save the log files location</text:p>
      <text:p text:style-name="P44"/>
      <text:p text:style-name="P43">“$template RemoteLogs,"/var/log/remoteserverlog/%FROMHOST-IP%/%PROGRAMNAME%.log" </text:p>
      <text:p text:style-name="P43">*.* ?RemoteLogs</text:p>
      <text:p text:style-name="P42"/>
      <text:p text:style-name="P45">###Above templete store the log in below location :-</text:p>
      <text:p text:style-name="P47">/var/log/remoteserverlog</text:p>
      <text:p text:style-name="P46"/>
      <text:p text:style-name="P25"><text:span text:style-name="T4">##Please <text:s/></text:span><text:span text:style-name="T3">start/</text:span><text:span text:style-name="T5">Restart/Enable</text:span><text:span text:style-name="T3"> the rsyslog process.</text:span></text:p>
      <text:p text:style-name="P31"><text:span text:style-name="Source_20_Text"><text:span text:style-name="T25"><text:s text:c="2"/>$</text:span></text:span><text:span text:style-name="Source_20_Text"><text:span text:style-name="T24">service rsyslog restart</text:span></text:span></text:p>
      <text:p text:style-name="P31"><text:span text:style-name="Source_20_Text"><text:span text:style-name="T24"><text:s text:c="2"/></text:span></text:span><text:span text:style-name="Source_20_Text"><text:span text:style-name="T32">$ systemctl </text:span></text:span><text:span text:style-name="Source_20_Text"><text:span text:style-name="T33">enable</text:span></text:span><text:span text:style-name="Source_20_Text"><text:span text:style-name="T31"> </text:span></text:span><text:span text:style-name="Source_20_Text"><text:span text:style-name="T32">rsyslog.service</text:span></text:span></text:p>
      <text:p text:style-name="P31"><text:span text:style-name="Source_20_Text"><text:span text:style-name="T24"/></text:span></text:p>
      <text:p text:style-name="P10"><text:span text:style-name="T52">###Please Ve</text:span>rify if you are receiving the logs <text:span text:style-name="T52">from client server. If you face any issue please find below details,</text:span></text:p>
      <text:h text:style-name="P27" text:outline-level="2"><text:bookmark text:name="troubleshooting-commands"/><text:span text:style-name="T10">Troubleshooting commands</text:span><text:a xlink:type="simple" xlink:href="https://www.keycdn.com/support/configure-syslog-server#troubleshooting-commands" text:style-name="Internet_20_link" text:visited-style-name="Visited_20_Internet_20_Link"><text:span text:style-name="T14">#</text:span></text:a></text:h>
      <text:h text:style-name="P27" text:outline-level="2"><text:span text:style-name="Source_20_Text"><text:span text:style-name="T21">service rsyslog status</text:span></text:span><text:span text:style-name="T12"> </text:span><text:span text:style-name="T9">##</text:span><text:span text:style-name="T8">Verify that rsyslog is running.</text:span></text:h>
      <text:p text:style-name="Text_20_body"><text:line-break/><text:span text:style-name="Source_20_Text"><text:span text:style-name="T27"># service rsyslog status</text:span></text:span></text:p>
      <text:p text:style-name="P34"><text:span text:style-name="Source_20_Text"><text:span text:style-name="T27">rsyslog start/running, process 26527</text:span></text:span></text:p>
      <text:p text:style-name="P9"/>
      <text:p text:style-name="Text_20_body"><text:span text:style-name="Source_20_Text"><text:span text:style-name="T16">netstat -na | grep ":&lt;defined port&gt;"</text:span></text:span><text:span text:style-name="T13"> </text:span><text:span text:style-name="T6">Is rsyslog listening on the right port?</text:span></text:p>
      <text:p text:style-name="Preformatted_20_Text"><text:span text:style-name="Source_20_Text"><text:span text:style-name="T7"/></text:span></text:p>
      <text:p text:style-name="Preformatted_20_Text"><text:span text:style-name="Source_20_Text"><text:span text:style-name="T24"># netstat -na | grep :514</text:span></text:span></text:p>
      <text:p text:style-name="P34"><text:span text:style-name="Source_20_Text"><text:span text:style-name="T18">udp <text:s text:c="7"/>0 <text:s text:c="5"/>0 0.0.0.0:514 <text:s text:c="12"/>0.0.0.0:*</text:span></text:span></text:p>
      <text:p text:style-name="P39"/>
      <text:p text:style-name="P11"><text:span text:style-name="T53">then </text:span>Check if you get new log entries.</text:p>
      <text:p text:style-name="P11"/>
      <text:p text:style-name="P12"/>
      <text:p text:style-name="P12"><text:soft-page-break/></text:p>
      <text:p text:style-name="P12"/>
      <text:p text:style-name="P16">Syslog server client side setup : -</text:p>
      <text:p text:style-name="P17">Now we will configure other CentOS 7 hosts on our network to send log message streams at the freshly built Syslog server.</text:p>
      <text:p text:style-name="P14">1.Setup syslog configuration for centos <text:span text:style-name="T70">Client</text:span>: -</text:p>
      <text:h text:style-name="P32" text:outline-level="5"><text:bookmark text:name="configuretheetcrsyslogconffiletosenddatatooursyslogserverviaudpport514"/>Configure the  file to send data to our Syslog server via UDP port 514</text:h>
      <text:p text:style-name="P14"/>
      <text:p text:style-name="P18"><text:span text:style-name="T58">##</text:span>Specify the correct hostname of the centralized Syslog server <text:span text:style-name="T58">with below details,</text:span></text:p>
      <text:p text:style-name="P18"/>
      <text:p text:style-name="P19">local6.* <text:s text:c="3"/>@1.<text:span text:style-name="T70">2.3.4</text:span>:514</text:p>
      <text:p text:style-name="P19">local6.* <text:s text:c="3"/>@@1.<text:span text:style-name="T70">2.3.4</text:span>:514</text:p>
      <text:p text:style-name="P18"/>
      <text:p text:style-name="P20"><text:span text:style-name="T1">##</text:span><text:span text:style-name="T2">C</text:span><text:span text:style-name="T1">ofigure the /etc/bashrc, Open the bashrc file and add below line at the bottom of file and save the same </text:span></text:p>
      <text:p text:style-name="P48"/>
      <text:p text:style-name="P49">export PROMPT_COMMAND='RETRN_VAL=$?;/bin/logger -p local6.debug "$(whoami) [$$]: $(history 1 | sed "s/^[ ]*[0-9]\+[ ]*//" ) [$RETRN_VAL]"'</text:p>
      <text:p text:style-name="P14"/>
      <text:h text:style-name="P32" text:outline-level="5"><text:bookmark text:name="enableandstartrestartthersyslogservice"/>Enable and start/restart the Rsyslog service</text:h>
      <text:p text:style-name="P14"><text:span text:style-name="T55">$ systemctl </text:span><text:span text:style-name="T57">enable</text:span><text:span text:style-name="T54"> </text:span><text:span text:style-name="T55">rsyslog.service</text:span><text:span text:style-name="T56"> </text:span></text:p>
      <text:p text:style-name="P50">$ systemctl systemctl restart rsyslog.service </text:p>
      <text:p text:style-name="P50">$ systemctl status rsyslog.service</text:p>
      <text:p text:style-name="P13"/>
      <text:p text:style-name="P15"><text:span text:style-name="T64">2</text:span>.Setup syslog configuration for <text:span text:style-name="T59">Ubuntu Client</text:span>: -</text:p>
      <text:p text:style-name="P23">Follow these instructions</text:p>
      <text:p text:style-name="P21"><text:span text:style-name="T49">1. </text:span><text:span text:style-name="T48">Modify the </text:span><text:span text:style-name="Source_20_Text"><text:span text:style-name="T61">/etc/bash.bashrc</text:span></text:span></text:p>
      <text:p text:style-name="P24"><text:span text:style-name="Source_20_Text"><text:span text:style-name="T45">2. </text:span></text:span><text:span text:style-name="Source_20_Text"><text:span text:style-name="T40">Append the below line the end of that file</text:span></text:span></text:p>
      <text:p text:style-name="P30"><text:span text:style-name="Source_20_Text"><text:span text:style-name="T46"><text:s/></text:span></text:span><text:span text:style-name="Source_20_Text"><text:span text:style-name="T42">export PROMPT_COMMAND='RETRN_VAL=$?;logger -p local6.debug "$(whoami) [$$]: $(history 1 | sed "s/[ ][0-9]+[ ]//" ) [$RETRN_VAL]"'</text:span></text:span></text:p>
      <text:p text:style-name="P30"><text:span text:style-name="Source_20_Text"><text:span text:style-name="T42"/></text:span></text:p>
      <text:p text:style-name="P8"><text:span text:style-name="T62">3. </text:span><text:span text:style-name="T34">Create a new file</text:span></text:p>
      <text:p text:style-name="P8"><text:span text:style-name="T38">vim </text:span><text:span text:style-name="Source_20_Text"><text:span text:style-name="T43">/etc/rsyslog.d/bash.conf</text:span></text:span></text:p>
      <text:p text:style-name="P8"><text:span text:style-name="Source_20_Text"><text:span text:style-name="T41">4.</text:span></text:span><text:span text:style-name="Source_20_Text"><text:span text:style-name="T36">Add the line to the file</text:span></text:span></text:p>
      <text:p text:style-name="P8"><text:soft-page-break/><text:span text:style-name="T35">local6.* <text:s text:c="3"/>/var/log/commands.log</text:span><text:line-break/></text:p>
      <text:p text:style-name="P22"><text:span text:style-name="Source_20_Text"><text:span text:style-name="T66">5. Configure </text:span></text:span><text:span text:style-name="Source_20_Text"><text:span text:style-name="T65">/etc/rsyslog.conf </text:span></text:span><text:span text:style-name="Source_20_Text"><text:span text:style-name="T66">with adding below line in file</text:span></text:span></text:p>
      <text:p text:style-name="P22"><text:span text:style-name="Source_20_Text"><text:span text:style-name="T66"/></text:span></text:p>
      <text:p text:style-name="P22"><text:span text:style-name="Source_20_Text"><text:span text:style-name="T67">local6.* <text:s text:c="3"/>@</text:span></text:span><text:span text:style-name="Source_20_Text"><text:span text:style-name="T68">1.2.3.4</text:span></text:span><text:span text:style-name="Source_20_Text"><text:span text:style-name="T67">:514</text:span></text:span></text:p>
      <text:p text:style-name="P22"><text:span text:style-name="Source_20_Text"><text:span text:style-name="T67">local6.* <text:s text:c="3"/>@@</text:span></text:span><text:span text:style-name="Source_20_Text"><text:span text:style-name="T68">1.2.3.4</text:span></text:span><text:span text:style-name="Source_20_Text"><text:span text:style-name="T67">:514</text:span></text:span></text:p>
      <text:p text:style-name="P22"><text:span text:style-name="Source_20_Text"><text:span text:style-name="T60"/></text:span></text:p>
      <text:p text:style-name="P24"><text:span text:style-name="Source_20_Text"><text:span text:style-name="T44">6.</text:span></text:span><text:span text:style-name="Source_20_Text"><text:span text:style-name="T39">Restart/Start/enable the rsyslog service</text:span></text:span></text:p>
      <text:p text:style-name="P24"><text:span text:style-name="Source_20_Text"><text:span text:style-name="T37"/></text:span></text:p>
      <text:p text:style-name="P24"><text:span text:style-name="Source_20_Text"><text:span text:style-name="T37">refer below document if you face any issue with Ubuntu server </text:span></text:span></text:p>
      <text:p text:style-name="P24"><text:a xlink:type="simple" xlink:href="https://askubuntu.com/questions/118884/how-can-i-get-the-command-log-of-a-particular-user-on-ubuntu-server" text:style-name="Internet_20_link" text:visited-style-name="Visited_20_Internet_20_Link"><text:span text:style-name="Source_20_Text"><text:span text:style-name="T37">https://askubuntu.com/questions/118884/how-can-i-get-the-command-log-of-a-particular-user-on-ubuntu-server</text:span></text:span></text:a></text:p>
      <text:p text:style-name="Text_20_body"><text:line-break/></text:p>
      <text:p text:style-name="P22"><text:span text:style-name="Source_20_Text"><text:span text:style-name="T6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ardo" svg:font-family="Cardo, serif"/>
    <style:font-face style:name="Consolas" svg:font-family="Consolas, Menlo, Monaco, 'Lucida Console', 'Liberation Mono', 'DejaVu Sans Mono', 'Bitstream Vera Sans Mono', 'Courier New', monospace, sans-serif"/>
    <style:font-face style:name="Fira Sans" svg:font-family="'Fira Sans', sans-serif"/>
    <style:font-face style:name="Lohit Devanagari1" svg:font-family="'Lohit Devanagari'"/>
    <style:font-face style:name="Open Sans" svg:font-family="'Open Sans', sans-serif"/>
    <style:font-face style:name="SFMono-Regular" svg:font-family="SFMono-Regular, Menlo, Monaco, Consolas, 'Liberation Mono', 'Courier New', monospace"/>
    <style:font-face style:name="Time in romen" svg:font-family="'Time in romen'"/>
    <style:font-face style:name="apple-system" svg:font-family="apple-system, BlinkMacSystemFont, 'Segoe UI', Roboto, 'Helvetica Neue', Arial, sans-serif, 'Apple Color Emoji', 'Segoe UI Emoji', 'Segoe UI Symbol'"/>
    <style:font-face style:name="monospace" svg:font-family="monospace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1:53:56.571263899</meta:creation-date>
    <dc:date>2020-06-07T14:44:05.930449708</dc:date>
    <meta:editing-duration>PT39M2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4" meta:paragraph-count="70" meta:word-count="487" meta:character-count="3459" meta:non-whitespace-character-count="2938"/>
  </office:meta>
</office:document-meta>
</file>